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Page.Admin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dminPage.getData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age.populateItem( Item item ,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age.getAccoun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